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add0" officeooo:paragraph-rsid="000eadd0"/>
    </style:style>
    <style:style style:name="P2" style:family="paragraph" style:parent-style-name="Standard">
      <style:text-properties officeooo:rsid="000ec287" officeooo:paragraph-rsid="000ec287"/>
    </style:style>
    <style:style style:name="P3" style:family="paragraph" style:parent-style-name="Standard">
      <style:text-properties officeooo:rsid="000ec287" officeooo:paragraph-rsid="0012b566"/>
    </style:style>
    <style:style style:name="P4" style:family="paragraph" style:parent-style-name="Standard">
      <style:text-properties officeooo:rsid="00116194" officeooo:paragraph-rsid="00116194"/>
    </style:style>
    <style:style style:name="T1" style:family="text">
      <style:text-properties fo:color="#000000"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6194"/>
    </style:style>
    <style:style style:name="T5" style:family="text">
      <style:text-properties officeooo:rsid="0012b5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is meant by: &lt;ul&gt; &lt;/ul&gt; tag?</text:p>
      <text:p text:style-name="P1">Ans: Unordered list.</text:p>
      <text:p text:style-name="P1">2. What is true for HTML validator?</text:p>
      <text:p text:style-name="P1">Check the coder for syntax error.</text:p>
      <text:p text:style-name="P1">3. What is the web address for validating the webpage?</text:p>
      <text:p text:style-name="P1"><text:a xlink:type="simple" xlink:href="http://validator.w3.org/" text:style-name="Internet_20_link" text:visited-style-name="Visited_20_Internet_20_Link"><text:span text:style-name="T1">http://validator.w3.org/</text:span></text:a></text:p>
      <text:p text:style-name="P1">html5.validator.nu/</text:p>
      <text:p text:style-name="P1">4. In which point HTML5,XHTML1 and HTML1 are similar?</text:p>
      <text:p text:style-name="P2">Basic structure.</text:p>
      <text:p text:style-name="P2">5. <text:span text:style-name="T2">xhtml1-strict.dtd </text:span><text:span text:style-name="T3">contains in which page?</text:span></text:p>
      <text:p text:style-name="P2"><text:span text:style-name="T3">a typical XHTML 1 Strict page.</text:span></text:p>
      <text:p text:style-name="P2"><text:span text:style-name="T3">6. &lt;html lang="en"&gt; can be used in which versions of HTML?</text:span></text:p>
      <text:p text:style-name="P2"><text:span text:style-name="T3">HTML 4 and HTML5</text:span></text:p>
      <text:p text:style-name="P2">7. Which is true for <text:span text:style-name="T3">&lt;html lang="en"&gt; ?</text:span></text:p>
      <text:p text:style-name="P2">customized accordingly to fit the language of your page content.</text:p>
      <text:p text:style-name="P2">8. Trailing slash ( /&gt; ) is not enlisted in which version of HTML?</text:p>
      <text:p text:style-name="P2">HTML 4.</text:p>
      <text:p text:style-name="P2">9. What can be the alternative of Trailing slash ( /&gt; ) in HTML5?</text:p>
      <text:p text:style-name="P2">&lt;meta charset="utf-8"&gt;</text:p>
      <text:p text:style-name="P2">10. <text:span text:style-name="T4">On which point html4 and Xhtml differs?</text:span></text:p>
      <text:p text:style-name="P2">Terminat<text:span text:style-name="T4">ing</text:span> empty elements.</text:p>
      <text:p text:style-name="P2">An attribute must have a value (even Booleans).</text:p>
      <text:p text:style-name="P2">11. <text:span text:style-name="T4">What is void?</text:span></text:p>
      <text:p text:style-name="P4">Empty elements.</text:p>
      <text:p text:style-name="P2">12. <text:span text:style-name="T4">What is an empty element?</text:span></text:p>
      <text:p text:style-name="P2">one that can’t contain content.</text:p>
      <text:p text:style-name="P2">13. <text:span text:style-name="T4">which one does not have an end tag?</text:span></text:p>
      <text:p text:style-name="P4">Empty element.</text:p>
      <text:p text:style-name="P2">14. &lt;img&gt; <text:span text:style-name="T4">and &lt;br&gt; are classified as?</text:span></text:p>
      <text:p text:style-name="P4">Empty elements.</text:p>
      <text:p text:style-name="P2">15.In ------, empty elements must be self-closing.</text:p>
      <text:p text:style-name="P2">XHTML.</text:p>
      <text:p text:style-name="P3">16. <text:span text:style-name="T5">Which attribute doesn’t have a value?</text:span></text:p>
      <text:p text:style-name="P3"><text:s/>&lt;option selected&gt; &lt;/option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1:02:12.876218198</meta:creation-date>
    <meta:generator>LibreOffice/6.0.6.2$Linux_X86_64 LibreOffice_project/00m0$Build-2</meta:generator>
    <dc:date>2018-09-27T11:30:34.514934621</dc:date>
    <meta:editing-duration>PT28M24S</meta:editing-duration>
    <meta:editing-cycles>4</meta:editing-cycles>
    <meta:document-statistic meta:table-count="0" meta:image-count="0" meta:object-count="0" meta:page-count="1" meta:paragraph-count="34" meta:word-count="199" meta:character-count="1141" meta:non-whitespace-character-count="975"/>
  </office:meta>
</office:document-meta>
</file>